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8000001182FDB689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2.2512in" svg:height="2.2512in" svg:x="2.0484in" svg:y="0.1665in"><text:p/><draw:enhanced-geometry svg:viewBox="0 0 21600 21600" draw:mirror-horizontal="false" draw:mirror-vertical="false" draw:type="rectangle" draw:enhanced-path="M 0 0 L 21600 0 21600 21600 0 21600 0 0 Z N"/></draw:custom-shape>sd</text:p>
      <text:p text:style-name="Standard"><draw:frame draw:style-name="fr1" draw:name="graphics1" text:anchor-type="paragraph" svg:width="2.4563in" svg:height="2.4563in" draw:z-index="3"><draw:image xlink:href="Pictures/1000000000000118000001182FDB6893.png" xlink:type="simple" xlink:show="embed" xlink:actuate="onLoad"/></draw:frame><draw:custom-shape text:anchor-type="paragraph" draw:z-index="1" draw:style-name="gr2" draw:text-style-name="P1" svg:width="2.0004in" svg:height="0.5004in" svg:x="2.1846in" svg:y="1.0925in"><text:p/>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" draw:style-name="gr3" draw:text-style-name="P1" svg:width="2.0004in" svg:height="0.5004in" svg:x="2.1846in" svg:y="0.5925in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s Gomez</meta:initial-creator>
    <meta:creation-date>2015-04-10T11:25:47</meta:creation-date>
    <meta:document-statistic meta:table-count="0" meta:image-count="1" meta:object-count="0" meta:page-count="1" meta:paragraph-count="1" meta:word-count="1" meta:character-count="2"/>
    <dc:date>2015-04-10T11:48:02</dc:date>
    <dc:creator>Andres Gomez</dc:creator>
    <meta:editing-duration>PT5M46S</meta:editing-duration>
    <meta:editing-cycles>1</meta:editing-cycles>
    <meta:generator>OpenOffice.org/3.3$Unix OpenOffice.org_project/330m20$Build-9567</meta:generator>
  </office:meta>
</office:document-meta>
</file>